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WithStatic.lazyInitTargetSource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NonStatic.lazyInitTargetSource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NonStatic.lazyInit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ProxyLazyInitTests.withNonStatic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WithNonStaticAndInterface.lazyInit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StaticAndInterface.onApplicationEvent( Application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BeanImpl.MyBea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Impl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NonStatic.m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StaticAndInterface.m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roxyLazyInitTests.withNonStaticBeanMethodAn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WithStaticAndInterface.lazyInitTargetSource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Impl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ctLazyInitTargetSourceCreator.createBeanFactoryBasedTargetSource( Class &lt; ? &gt; beanClass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Static.m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roxyLazyInitTests.rese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StaticAndInterface.lazyInit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NonStaticAndInterface.m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NonStaticAndInterface.onApplicationEvent( Application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ProxyLazyInitTests.withStatic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ProxyLazyInitTests.withStaticBeanMethodAn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WithStatic.lazyInit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NonStaticAndInterface.lazyInitTargetSource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